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margins"/>
    </style:style>
    <style:style style:name="Table1.A" style:family="table-column">
      <style:table-column-properties style:column-width="5.115cm" style:rel-column-width="2900*"/>
    </style:style>
    <style:style style:name="Table1.B" style:family="table-column">
      <style:table-column-properties style:column-width="11.885cm" style:rel-column-width="6738*"/>
    </style:style>
    <style:style style:name="Table1.A1" style:family="table-cell">
      <style:table-cell-properties fo:padding="0.097cm" fo:border="none"/>
    </style:style>
    <style:style style:name="P1" style:family="paragraph" style:parent-style-name="Heading_20_1">
      <style:paragraph-properties fo:text-align="justify" style:justify-single-word="false"/>
      <style:text-properties officeooo:rsid="00066a18" officeooo:paragraph-rsid="00066a18"/>
    </style:style>
    <style:style style:name="P2" style:family="paragraph" style:parent-style-name="Heading_20_1">
      <style:paragraph-properties fo:break-before="page"/>
      <style:text-properties officeooo:rsid="000899a3" officeooo:paragraph-rsid="000899a3"/>
    </style:style>
    <style:style style:name="P3" style:family="paragraph" style:parent-style-name="Heading_20_1" style:list-style-name="">
      <style:text-properties officeooo:rsid="000899a3" officeooo:paragraph-rsid="000899a3"/>
    </style:style>
    <style:style style:name="P4" style:family="paragraph" style:parent-style-name="Heading_20_1">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rsid="0005b19b" officeooo:paragraph-rsid="0005b19b"/>
    </style:style>
    <style:style style:name="P7" style:family="paragraph" style:parent-style-name="Table_20_Contents">
      <style:paragraph-properties fo:text-align="start" style:justify-single-word="false"/>
      <style:text-properties fo:font-weight="bold" officeooo:rsid="0005b19b" officeooo:paragraph-rsid="0005b19b" style:font-weight-asian="bold" style:font-weight-complex="bold"/>
    </style:style>
    <style:style style:name="P8" style:family="paragraph" style:parent-style-name="Text_20_body">
      <style:paragraph-properties fo:text-align="center" style:justify-single-word="false"/>
      <style:text-properties officeooo:rsid="0018021d" officeooo:paragraph-rsid="0005b19b"/>
    </style:style>
    <style:style style:name="P9" style:family="paragraph" style:parent-style-name="Text_20_body">
      <style:paragraph-properties fo:text-align="center" style:justify-single-word="false"/>
      <style:text-properties fo:font-weight="bold" officeooo:rsid="0005b19b" officeooo:paragraph-rsid="0005b19b" style:font-weight-asian="bold" style:font-weight-complex="bold"/>
    </style:style>
    <style:style style:name="P10" style:family="paragraph" style:parent-style-name="Text_20_body">
      <style:paragraph-properties fo:text-align="center" style:justify-single-word="false" fo:break-before="page"/>
      <style:text-properties fo:font-weight="bold" officeooo:rsid="0005b19b" officeooo:paragraph-rsid="0005b19b" style:font-weight-asian="bold" style:font-weight-complex="bold"/>
    </style:style>
    <style:style style:name="P11" style:family="paragraph" style:parent-style-name="Text_20_body">
      <style:paragraph-properties fo:text-align="start" style:justify-single-word="false"/>
      <style:text-properties fo:font-weight="bold" officeooo:rsid="0005b19b" officeooo:paragraph-rsid="0005b19b" style:font-weight-asian="bold" style:font-weight-complex="bold"/>
    </style:style>
    <style:style style:name="P12" style:family="paragraph" style:parent-style-name="Text_20_body" style:list-style-name="L3">
      <style:paragraph-properties fo:text-align="start" style:justify-single-word="false"/>
      <style:text-properties fo:font-weight="normal" officeooo:rsid="0005b19b" officeooo:paragraph-rsid="0005b19b" style:font-weight-asian="normal" style:font-weight-complex="normal"/>
    </style:style>
    <style:style style:name="P13" style:family="paragraph" style:parent-style-name="Text_20_body" style:list-style-name="L4">
      <style:paragraph-properties fo:text-align="justify" style:justify-single-word="false"/>
      <style:text-properties fo:font-weight="normal" officeooo:rsid="0005b19b" officeooo:paragraph-rsid="0005b19b" style:font-weight-asian="normal" style:font-weight-complex="normal"/>
    </style:style>
    <style:style style:name="P14" style:family="paragraph" style:parent-style-name="Text_20_body" style:list-style-name="L4">
      <style:paragraph-properties fo:text-align="justify" style:justify-single-word="false"/>
      <style:text-properties fo:font-weight="normal" officeooo:rsid="0005b19b" officeooo:paragraph-rsid="00066a18" style:font-weight-asian="normal" style:font-weight-complex="normal"/>
    </style:style>
    <style:style style:name="P15" style:family="paragraph" style:parent-style-name="Text_20_body">
      <style:paragraph-properties fo:text-align="justify" style:justify-single-word="false"/>
      <style:text-properties fo:font-weight="normal" officeooo:rsid="0005b19b" officeooo:paragraph-rsid="0005b19b" style:font-weight-asian="normal" style:font-weight-complex="normal"/>
    </style:style>
    <style:style style:name="P16" style:family="paragraph" style:parent-style-name="Text_20_body">
      <style:paragraph-properties fo:text-align="center" style:justify-single-word="false"/>
      <style:text-properties fo:font-size="16pt" officeooo:rsid="0018021d" officeooo:paragraph-rsid="0005b19b"/>
    </style:style>
    <style:style style:name="P17" style:family="paragraph" style:parent-style-name="Text_20_body" style:list-style-name="L8"/>
    <style:style style:name="P18" style:family="paragraph" style:parent-style-name="Text_20_body">
      <style:paragraph-properties fo:margin-left="1.499cm" fo:text-indent="-1.499cm" style:auto-text-indent="false">
        <style:tab-stops/>
      </style:paragraph-properties>
    </style:style>
    <style:style style:name="P19" style:family="paragraph" style:parent-style-name="Text_20_body">
      <style:paragraph-properties fo:margin-left="1.499cm" fo:text-indent="-1.499cm" style:auto-text-indent="false">
        <style:tab-stops/>
      </style:paragraph-properties>
      <style:text-properties officeooo:paragraph-rsid="00071952"/>
    </style:style>
    <style:style style:name="P20" style:family="paragraph" style:parent-style-name="Text_20_body" style:list-style-name="L9"/>
    <style:style style:name="P21" style:family="paragraph" style:parent-style-name="Text_20_body">
      <style:paragraph-properties fo:text-align="justify" style:justify-single-word="false"/>
    </style:style>
    <style:style style:name="P22" style:family="paragraph" style:parent-style-name="Text_20_body" style:list-style-name="L4">
      <style:paragraph-properties fo:text-align="justify" style:justify-single-word="false"/>
      <style:text-properties officeooo:paragraph-rsid="00066a18"/>
    </style:style>
    <style:style style:name="P23" style:family="paragraph" style:parent-style-name="Text_20_body">
      <style:paragraph-properties fo:text-align="justify" style:justify-single-word="false"/>
      <style:text-properties officeooo:paragraph-rsid="000962a1"/>
    </style:style>
    <style:style style:name="P24" style:family="paragraph" style:parent-style-name="Text_20_body">
      <style:paragraph-properties fo:text-align="justify" style:justify-single-word="false"/>
      <style:text-properties officeooo:paragraph-rsid="00071952"/>
    </style:style>
    <style:style style:name="P25" style:family="paragraph" style:parent-style-name="Title">
      <style:text-properties officeooo:rsid="0018021d" officeooo:paragraph-rsid="0005b19b"/>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05b19b"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ecisions of the Speaker-General</text:p>
      <text:p text:style-name="P16">Decision Name [2024] SPKGENDEC 1</text:p>
      <table:table table:name="Table1" table:style-name="Table1">
        <table:table-column table:style-name="Table1.A"/>
        <table:table-column table:style-name="Table1.B"/>
        <table:table-row>
          <table:table-cell table:style-name="Table1.A1" office:value-type="string">
            <text:p text:style-name="P6">Decision of:</text:p>
          </table:table-cell>
          <table:table-cell table:style-name="Table1.A1" office:value-type="string">
            <text:p text:style-name="P7">The Speaker-General</text:p>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6">Date of decision:</text:p>
          </table:table-cell>
          <table:table-cell table:style-name="Table1.A1" office:value-type="string">
            <text:p text:style-name="P6">28 July 2024</text:p>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6">Catchwords:</text:p>
          </table:table-cell>
          <table:table-cell table:style-name="Table1.A1" office:value-type="string">
            <text:p text:style-name="P5">Parliamentary Procedure—Manner of speaking—Addressing the chair—Where various members of parliament inappropriately use the words “you” and “your” during debates.</text:p>
          </table:table-cell>
        </table:table-row>
        <table:table-row>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6">Number of paragraphs:</text:p>
          </table:table-cell>
          <table:table-cell table:style-name="Table1.A1" office:value-type="string">
            <text:p text:style-name="P6">15</text:p>
          </table:table-cell>
        </table:table-row>
      </table:table>
      <text:p text:style-name="P8"/>
      <text:p text:style-name="P9">DECISION</text:p>
      <text:p text:style-name="P11">DECISION MADE BY: THE SPEAKER-GENERAL</text:p>
      <text:p text:style-name="P11">DATE OF DECISION: <text:span text:style-name="T2">28 July 2024</text:span></text:p>
      <text:p text:style-name="P11">THE SPEAKER-GENERAL DECIDES THAT:</text:p>
      <text:list text:style-name="L3">
        <text:list-item>
          <text:p text:style-name="P12">A warning be giving to all members of the Parliament of the United Kingdom regarding paragraph 21.2 of <text:span text:style-name="T1">Erskine May</text:span>.</text:p>
        </text:list-item>
        <text:list-item>
          <text:p text:style-name="P12">Further use of “you” or “your” contrary to paragraph 21.2 of Erskine May results in an automatic censure.</text:p>
        </text:list-item>
      </text:list>
      <text:p text:style-name="P10">REASONS FOR DECISION</text:p>
      <text:p text:style-name="P11">THE SPEAKER-GENERAL</text:p>
      <text:list text:style-name="L4">
        <text:list-item>
          <text:p text:style-name="P13">On 4 July 2024, there was a general election to elect 650 members to the House of Commons of the United Kingdom (<text:span text:style-name="Strong_20_Emphasis">the Commons</text:span> or <text:span text:style-name="Strong_20_Emphasis">the House of Commons</text:span>). The composition of the Commons is as follows (British Broadcasting Corporation, 2024):</text:p>
          <text:p text:style-name="P13">• Labour Party: 411</text:p>
        </text:list-item>
      </text:list>
      <text:p text:style-name="P15">• Conservative Party: 121</text:p>
      <text:p text:style-name="P15">• Liberal Democrats: 72</text:p>
      <text:p text:style-name="P15">• Scottish National Party: 9</text:p>
      <text:p text:style-name="P15">• Sinn Fein: 7</text:p>
      <text:p text:style-name="P15">• Independent candidate: 6</text:p>
      <text:p text:style-name="P15">• Reform UK: 5</text:p>
      <text:p text:style-name="P15">• Democratic Unionist Party: 5</text:p>
      <text:p text:style-name="P15">• Green Party: 4</text:p>
      <text:p text:style-name="P15">• Plaid Cymru: 4</text:p>
      <text:p text:style-name="P15">• Social Democratic &amp; Labour Party: 2</text:p>
      <text:p text:style-name="P15">• Alliance Party: 1</text:p>
      <text:p text:style-name="P15">• Ulster Unionist Party: 1</text:p>
      <text:p text:style-name="P15">• Traditional Unionist Voice: 1</text:p>
      <text:p text:style-name="P15">• Speaker seeking re-election: 1</text:p>
      <text:list xml:id="list190242426253362" text:continue-numbering="true" text:style-name="L4">
        <text:list-item>
          <text:p text:style-name="P13">Of the 650 members of parliament (<text:span text:style-name="Strong_20_Emphasis">MPs</text:span>) that were 335 are new MPs (Baker, 2024, as cited in Wikipedia contributors, 2024).</text:p>
        </text:list-item>
        <text:list-item>
          <text:p text:style-name="P13">On 9 July, newly-elected MPs were given an orientation day where they were introduced to the Palace of Westminster where they were given amongst other things, a map, a “buddy” to assist them through parliamentary life for a brief period and more importantly a letter from the Clerk of the House of Commons and an information booklet (McKiernan, 2024).</text:p>
        </text:list-item>
        <text:list-item>
          <text:p text:style-name="P13">I am not sure what information is contained in the booklet however, I found a another booklet that deals with rules and behaviour in the Commons. The House of Commons (2023) published a booklet intitulated <text:span text:style-name="Emphasis">Rules of Behaviour and Courtesies in the House of Commons.</text:span> It states in paragraph 20, “[m]embers should face the Chair when addressing the House.” This is unhelpful as it does not state one of the traditions that is at issue in this decision.</text:p>
        </text:list-item>
      </text:list>
      <text:h text:style-name="P4" text:outline-level="1">ADDRESSING THE SPEAKER</text:h>
      <text:list xml:id="list190242533942058" text:continue-numbering="true" text:style-name="L4">
        <text:list-item>
          <text:p text:style-name="P13">The tradition in question is that when MPs are speaking in the Commons, their contributions are not directed to other MPs but to the Speaker.</text:p>
        </text:list-item>
        <text:list-item>
          <text:p text:style-name="P13"><text:soft-page-break/>This tradition of addressing the Chair is that “Members must address the Speaker and not direct their speeches solely to one part of the House or to any party on either side of the House.” (May, 2019, para 21.2).</text:p>
        </text:list-item>
        <text:list-item>
          <text:p text:style-name="P13"><text:span text:style-name="Emphasis">Erskine May</text:span> is generally cited as the “Bible of parliamentary procedure” and is often cited by Speakers to make their decisions not only in the United Kingdom but also other countries that use a Westminster system of government (May, 2019). </text:p>
        </text:list-item>
        <text:list-item>
          <text:p text:style-name="P13">In Australia, it is not just a tradition but a hard and fast rule. For the House of Representatives it is standing order 65(a) (Department of the House of Representatives, 2022) and for the Senate it is standing order 186(1) (Department of the Senate, 2022).</text:p>
        </text:list-item>
        <text:list-item>
          <text:p text:style-name="P13">In the United States House of Representatives also has it as a rule, specifically Rule XVII, Decorum, 1(a) (Johnson, 2021). The United States Senate also has the same rule as Rule XIX Debate, 1(a) (United States Government Printing Office, 2022).</text:p>
        </text:list-item>
      </text:list>
      <text:h text:style-name="P4" text:outline-level="1">Transgressions of Paragraph 21.2</text:h>
      <text:list text:continue-numbering="true" text:style-name="L4">
        <text:list-item>
          <text:p text:style-name="P13">It is easy to determine if paragraph 21.2 has been violated by an MP. By simply using the word “you” when the MP is not intending to address the Speaker is a violation. This point was raised at various times by the X (formerly Twitter) account @PARLYapp (PARLY, 2024a, 2024b, 2024c).</text:p>
        </text:list-item>
        <text:list-item>
          <text:p text:style-name="P13">I then decided to look at the transcript for 22 and 25 July 2024 as 22 was on a Monday and 25 July for when PARLY posted about the transgressions.</text:p>
        </text:list-item>
        <text:list-item>
          <text:p text:style-name="P13">For the 22 July sitting, MPs who in appropriately used “you” are listed below:</text:p>
          <text:p text:style-name="P14">• Richard Tice (House of Commons, 2024a, p. 396)</text:p>
        </text:list-item>
      </text:list>
      <text:p text:style-name="P21">• Georgia Gould (House of Commons, 2024a, p. 425)</text:p>
      <text:p text:style-name="P21">• Sarah Sackman (House of Commons, 2024a, p. 429)</text:p>
      <text:p text:style-name="P21">• Miatta Fahnbulleh. There were nine inappropriate uses of the word “you” or “your”. Permission was sort from Madam Deputy Speaker to speak directly to her constituents for the last part of her contribution which I did not count. (House of Commons, 2024a, p. 435–437)</text:p>
      <text:p text:style-name="P21">• Peter Bedford (House of Commons, 2024a, p. 440, 441)</text:p>
      <text:p text:style-name="P21">• Alan Strickland (House of Commons, 2024a, p. 448)</text:p>
      <text:p text:style-name="P21">• Rachel Blake (House of Commons, 2024a, p. 451)</text:p>
      <text:p text:style-name="P21">• Chi Onwurah (House of Commons, 2024a, p. 457)</text:p>
      <text:p text:style-name="P21">• Josh MacAlister (House of Commons, 2024a, p. 460)</text:p>
      <text:p text:style-name="P21">• Lizzi Collinge (House of Commons, 2024a, p. 473)</text:p>
      <text:p text:style-name="P21">• Alex Easton. There were 11 mentions of “you” or “your”. The last two paragraphs dedications to Easton’s father and the Northern Ireland Fire Service, however no permission was sort from Mr Deputy Speaker. (House of Commons, 2024a, p. 474–476)</text:p>
      <text:p text:style-name="P21">• Mel Stride (House of Commons, 2024a, p. 484)</text:p>
      <text:p text:style-name="P21">• Liz Kendall (House of Commons, 2024a, p. 488)</text:p>
      <text:list xml:id="list190242295668143" text:continue-numbering="true" text:style-name="L4">
        <text:list-item>
          <text:p text:style-name="P22"><text:soft-page-break/><text:span text:style-name="T3">For the 25 July sitting, MPs who in appropriately used “you” are listed below:</text:span></text:p>
        </text:list-item>
      </text:list>
      <text:p text:style-name="P23">• Georgia Gould again (House of Commons, 2024b, p. 800)</text:p>
      <text:p text:style-name="P21">• Cat Eccles. It is worth noting that Mr Speaker reminded Eccles that “you” means the Chair (House of Commons, 2024b, p. 807–808)</text:p>
      <text:p text:style-name="P21">• Chris Philp, the mention on page 910 is not an offence. (House of Commons, 2024b, p. 809, 910)</text:p>
      <text:p text:style-name="P21">• Alicia Kearns. This was an interjection, very disorderly. (House of Commons, 2024b, p. 809)</text:p>
      <text:p text:style-name="P21">• Richard Tice again, this time Madam Deputy Speaker reminded Eccles that “you” means the Chair (House of Commons, 2024b, p. 861)</text:p>
      <text:p text:style-name="P21">• Ellie Chowns. An interruption happened and Chowns corrected herself. (House of Commons, 2024b, p. 862)</text:p>
      <text:p text:style-name="P21">• Jack Abbott (House of Commons, 2024b, p. 874)</text:p>
      <text:p text:style-name="P21">• Lincoln Jopp (House of Commons, 2024b, p. 876)</text:p>
      <text:p text:style-name="P21">• Shaun Davies. This mention of you might be appropriate so Davies is given the benefit of the doubt for this mention (House of Commons, 2024b, p. 878)</text:p>
      <text:p text:style-name="P21">• Sureena Brackenridge (House of Commons, 2024b, p. 891–892)</text:p>
      <text:p text:style-name="P21">• Lisa Smart, this mention is also has dubious appropriateness so once again the benefit of the doubt is given (House of Commons, 2024b, p. 901)</text:p>
      <text:p text:style-name="P21">• Hamish Falconer, the first mention of “you” is dubious but the second mention on page 904 is an offence (House of Commons, 2024b, p. 903–904)</text:p>
      <text:h text:style-name="P1" text:outline-level="1">Conclusion</text:h>
      <text:list text:continue-numbering="true" text:style-name="L4">
        <text:list-item>
          <text:p text:style-name="P14">It is easy to determine if paragraph 21.2 has been violated by an MP. By simply using the word “you” when the MP is not intending to address the Speaker is a violation. This point was raised at various times by the X (formerly Twitter) account @PARLYapp (PARLY, 2024a, 2024b, 2024c).</text:p>
        </text:list-item>
        <text:list-item>
          <text:p text:style-name="P14">Only one warning will be given to MPs about paragraph 21.2. If an MP says “you” or “your” inappropriately, it will me an automatic censure. This especially applies to MPs mentioned in [12] and [13].</text:p>
          <text:p text:style-name="P14">I certify that the preceding fifteen (15) numbered paragraphs are a true copy of the reasons for decision of the Honourable the Speaker-General.</text:p>
        </text:list-item>
      </text:list>
      <text:p text:style-name="P21">Signature:</text:p>
      <text:p text:style-name="P24">Date:</text:p>
      <text:h text:style-name="P3" text:outline-level="1"/>
      <text:h text:style-name="P2" text:outline-level="1">References</text:h>
      <text:p text:style-name="P19"><text:span text:style-name="T3">Baker, Carl (2024, July 12). </text:span><text:span text:style-name="Emphasis"><text:span text:style-name="T3">General election 2024 results - MPs elected</text:span></text:span><text:span text:style-name="T3"> [Spreadsheet]. House of Commons Library. </text:span><text:a xlink:type="simple" xlink:href="https://researchbriefings.files.parliament.uk/documents/CBP-10009/MPs-elected.xlsx" office:target-frame-name="_blank" xlink:show="new" text:style-name="Internet_20_link" text:visited-style-name="Visited_20_Internet_20_Link"><text:span text:style-name="T3">https://researchbriefings.files.parliament.uk/documents/CBP-10009/MPs-elected.xlsx</text:span></text:a></text:p>
      <text:p text:style-name="P18">British Broadcasting Corporation. (2024). UK General election 2024 Results. <text:span text:style-name="Emphasis">BBC News</text:span>. <text:a xlink:type="simple" xlink:href="https://www.bbc.com/news/election/2024/uk/results" office:target-frame-name="_blank" xlink:show="new" text:style-name="Internet_20_link" text:visited-style-name="Visited_20_Internet_20_Link">https://www.bbc.com/news/election/2024/uk/results</text:a></text:p>
      <text:p text:style-name="P18">Department of the House of Representatives. (2022). <text:span text:style-name="Emphasis">House of Representatives standing orders.</text:span> <text:a xlink:type="simple" xlink:href="https://www.aph.gov.au/-/media/05_About_Parliament/53_HoR/532_PPP/Standing_Orders/full_SOs_2Aug2022.pdf" office:target-frame-name="_blank" xlink:show="new" text:style-name="Internet_20_link" text:visited-style-name="Visited_20_Internet_20_Link">https://www.aph.gov.au/-/media/05_About_Parliament/53_HoR/532_PPP/Standing_Orders/full_SOs_2Aug2022.pdf</text:a></text:p>
      <text:p text:style-name="P18">Department of the Senate. (2022). <text:span text:style-name="Emphasis">Standing orders and other orders of the Senate</text:span>. <text:a xlink:type="simple" xlink:href="https://www.aph.gov.au/-/media/05_About_Parliament/52_Sen/523_PPP/Standing_Orders_2015/StandingOrders.pdf" office:target-frame-name="_blank" xlink:show="new" text:style-name="Internet_20_link" text:visited-style-name="Visited_20_Internet_20_Link">https://www.aph.gov.au/-/media/05_About_Parliament/52_Sen/523_PPP/Standing_Orders_2015/StandingOrders.pdf</text:a></text:p>
      <text:p text:style-name="P18">House of Commons. (2023). <text:span text:style-name="Emphasis">Rules of behaviour and courtesies in the House of Commons</text:span>. Parliament of the United Kingdom. <text:a xlink:type="simple" xlink:href="https://www.parliament.uk/contentassets/33b6064aa92f4ee883c8876a5c36687e/hoc_2023_rules_of_behaviour_and_courtesies-nov-2023.pdf" office:target-frame-name="_blank" xlink:show="new" text:style-name="Internet_20_link" text:visited-style-name="Visited_20_Internet_20_Link">https://www.parliament.uk/contentassets/33b6064aa92f4ee883c8876a5c36687e/hoc_2023_rules_of_behaviour_and_courtesies-nov-2023.pdf</text:a></text:p>
      <text:p text:style-name="P18">House of Commons. (2024a, July 22). <text:span text:style-name="Emphasis">Parliamentary debates</text:span> (Hansard). Parliament of the United Kingdom. <text:a xlink:type="simple" xlink:href="https://hansard.parliament.uk/commons/2024-07-22" office:target-frame-name="_blank" xlink:show="new" text:style-name="Internet_20_link" text:visited-style-name="Visited_20_Internet_20_Link">https://hansard.parliament.uk/commons/2024-07-22</text:a></text:p>
      <text:p text:style-name="P18">House of Commons. (2024b, July 25). <text:span text:style-name="Emphasis">Parliamentary debates</text:span> (Hansard). Parliament of the United Kingdom. <text:a xlink:type="simple" xlink:href="https://hansard.parliament.uk/commons/2024-07-22" office:target-frame-name="_blank" xlink:show="new" text:style-name="Internet_20_link" text:visited-style-name="Visited_20_Internet_20_Link">https://hansard.parliament.uk/commons/2024-07-22</text:a></text:p>
      <text:p text:style-name="P18">Johnson, C. L. (2021). <text:span text:style-name="Emphasis">Rules of the House of Representatives</text:span>. United States Congress. <text:a xlink:type="simple" xlink:href="https://rules.house.gov/sites/republicans.rules118.house.gov/files/117-House-Rules-Clerk.pdf" office:target-frame-name="_blank" xlink:show="new" text:style-name="Internet_20_link" text:visited-style-name="Visited_20_Internet_20_Link">https://rules.house.gov/sites/republicans.rules118.house.gov/files/117-House-Rules-Clerk.pdf</text:a></text:p>
      <text:p text:style-name="P18">May, T. E. (2019). <text:span text:style-name="Emphasis">Erskine May’s treatise on the law, privileges, proceedings and usage of parliament</text:span> (25th ed.). Parliament of the United Kingdom. <text:s/><text:a xlink:type="simple" xlink:href="https://erskinemay.parliament.uk/" office:target-frame-name="_blank" xlink:show="new" text:style-name="Internet_20_link" text:visited-style-name="Visited_20_Internet_20_Link">https://erskinemay.parliament.uk/</text:a> </text:p>
      <text:p text:style-name="P18">McKiernan, K. (2024). 'First day at school vibes' as new MPs start work. <text:span text:style-name="Emphasis">BBC News</text:span>. <text:a xlink:type="simple" xlink:href="https://www.bbc.com/news/articles/c2x0z248mmmo" office:target-frame-name="_blank" xlink:show="new" text:style-name="Internet_20_link" text:visited-style-name="Visited_20_Internet_20_Link">https://www.bbc.com/news/articles/c2x0z248mmmo</text:a> </text:p>
      <text:p text:style-name="P18">PARLY [@PARLYapp]. (2024a, July 25). <text:span text:style-name="Emphasis">STOP. SAYING. YOU.</text:span> [Post]. X (formerly Twitter). <text:a xlink:type="simple" xlink:href="https://x.com/PARLYapp/status/1816127913428935170" office:target-frame-name="_blank" xlink:show="new" text:style-name="Internet_20_link" text:visited-style-name="Visited_20_Internet_20_Link">https://x.com/PARLYapp/status/1816127913428935170</text:a></text:p>
      <text:p text:style-name="P18">PARLY [@PARLYapp]. (2024b, July 25). Can people refrain from using the word “you” says Deputy Speaker @Nus_Ghani after a nasty outbreak of misuse. [Post]. X (formerly Twitter). <text:a xlink:type="simple" xlink:href="https://x.com/PARLYapp/status/1816453980131627271" office:target-frame-name="_blank" xlink:show="new" text:style-name="Internet_20_link" text:visited-style-name="Visited_20_Internet_20_Link">https://x.com/PARLYapp/status/1816453980131627271</text:a></text:p>
      <text:p text:style-name="P18">PARLY [@PARLYapp]. (2024c, July 26). <text:span text:style-name="Emphasis">Frontbenchers doing it now.</text:span> [Post]. X (formerly Twitter). <text:a xlink:type="simple" xlink:href="https://x.com/PARLYapp/status/1816825227919126658" office:target-frame-name="_blank" xlink:show="new" text:style-name="Internet_20_link" text:visited-style-name="Visited_20_Internet_20_Link">https://x.com/PARLYapp/status/1816825227919126658</text:a></text:p>
      <text:p text:style-name="P18">United States Government Printing Office. (2022). Standing rules of the Senate. <text:a xlink:type="simple" xlink:href="https://www.govinfo.gov/app/details/CDOC-117sdoc9/CDOC-117sdoc9" office:target-frame-name="_blank" xlink:show="new" text:style-name="Internet_20_link" text:visited-style-name="Visited_20_Internet_20_Link">https://www.govinfo.gov/app/details/CDOC-117sdoc9/CDOC-117sdoc9</text:a></text:p>
      <text:p text:style-name="P18"><text:soft-page-break/>Wikipedia contributors. (2024, July 26). List of MPs elected in the 2024 United Kingdom general election. <text:span text:style-name="Emphasis">Wikipedia</text:span>. Retrieved 11:08, July 27, 2024, from <text:a xlink:type="simple" xlink:href="https://en.wikipedia.org/w/index.php?title=List_of_MPs_elected_in_the_2024_United_Kingdom_general_election&amp;oldid=1236858133" office:target-frame-name="_blank" xlink:show="new" text:style-name="Internet_20_link" text:visited-style-name="Visited_20_Internet_20_Link">https://en.wikipedia.org/w/index.php?title=List_of_MPs_elected_in_the_2024_United_Kingdom_general_election&amp;oldid=1236858133</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3cm" fo:margin-bottom="0.3cm" style:contextual-spacing="false"/>
      <style:text-properties fo:text-transform="uppercase" fo:font-size="12pt" fo:font-weight="bold" officeooo:rsid="00066a18"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Label_20_1" style:display-name="ListLabel 1" style:family="tex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1.27cm" fo:text-inden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1T18:34:37.064000000</meta:creation-date>
    <dc:date>2024-07-31T19:02:41.792000000</dc:date>
    <meta:editing-duration>PT6M29S</meta:editing-duration>
    <meta:editing-cycles>4</meta:editing-cycles>
    <meta:generator>LibreOffice/24.2.2.2$Windows_X86_64 LibreOffice_project/d56cc158d8a96260b836f100ef4b4ef25d6f1a01</meta:generator>
    <meta:document-statistic meta:table-count="1" meta:image-count="0" meta:object-count="0" meta:page-count="6" meta:paragraph-count="95" meta:word-count="1461" meta:character-count="9552" meta:non-whitespace-character-count="8207"/>
  </office:meta>
</office:document-meta>
</file>